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00309F1C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5cm" fo:min-width="6.5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stroke="dash" draw:stroke-dash="Ultrafine_20_2_20_Dots_20_3_20_Dashes" draw:marker-end="Arrow" draw:marker-end-width="0.3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3cm" svg:x="1.5cm" svg:y="1.5cm">
          <text:p text:style-name="P1">AD F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3cm" svg:x="1.5cm" svg:y="7cm">
          <text:p text:style-name="P1">AD Client</text:p>
          <text:p text:style-name="P1">(HyperV Server)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3cm" svg:x="12.5cm" svg:y="7cm">
          <text:p text:style-name="P1">AD Client</text:p>
          <text:p text:style-name="P1">(HyperV VMs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5cm" svg:y1="7cm" svg:x2="8.5cm" svg:y2="4.5cm">
          <text:p/>
        </draw:line>
        <draw:line draw:style-name="gr2" draw:text-style-name="P2" draw:layer="layout" svg:x1="5cm" svg:y1="7cm" svg:x2="5cm" svg:y2="4.5cm">
          <text:p/>
        </draw:line>
        <draw:line draw:style-name="gr3" draw:text-style-name="P2" draw:layer="layout" svg:x1="12.5cm" svg:y1="8.5cm" svg:x2="8.5cm" svg:y2="8.5cm">
          <text:p/>
        </draw:line>
        <draw:custom-shape draw:style-name="gr1" draw:text-style-name="P1" draw:layer="layout" svg:width="7cm" svg:height="3cm" svg:x="12.5cm" svg:y="1.5cm">
          <text:p text:style-name="P1">AD Client</text:p>
          <text:p text:style-name="P1">(SQL Server)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5cm" svg:y1="3cm" svg:x2="8.5cm" svg:y2="3cm">
          <text:p/>
        </draw:line>
        <draw:line draw:style-name="gr3" draw:text-style-name="P2" draw:layer="layout" svg:x1="8.5cm" svg:y1="7cm" svg:x2="12.5cm" svg:y2="4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7M59S</meta:editing-duration>
    <meta:editing-cycles>3</meta:editing-cycles>
    <meta:generator>LibreOffice/5.0.0.4$Windows_x86 LibreOffice_project/cf112dc905650fb985306a7a03d2fe3fcc6c978f</meta:generator>
    <dc:date>2015-09-14T16:08:08.932000000</dc:date>
    <meta:document-statistic meta:object-count="9"/>
  </office:meta>
</office:document-meta>
</file>